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4:34:01.103400000</meta:creation-date>
    <dc:date>2016-09-24T14:34:32.096026000</dc:date>
    <meta:editing-duration>PT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2.1.2$MacOSX_X86_64 LibreOffice_project/31dd62db80d4e60af04904455ec9c9219178d620</meta:generator>
  </office:meta>
</office:document-meta>
</file>